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6af3" officeooo:paragraph-rsid="00046af3"/>
    </style:style>
    <style:style style:name="P2" style:family="paragraph" style:parent-style-name="Standard">
      <style:text-properties fo:font-weight="bold" officeooo:rsid="00046af3" officeooo:paragraph-rsid="00046af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6af3" officeooo:paragraph-rsid="00046af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a1cb" officeooo:paragraph-rsid="001e2e7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55f09" officeooo:paragraph-rsid="00255f0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d7b2b" officeooo:paragraph-rsid="001e2e74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officeooo:rsid="004023ff" officeooo:paragraph-rsid="004d72e1"/>
    </style:style>
    <style:style style:name="P8" style:family="paragraph" style:parent-style-name="Standard">
      <style:text-properties style:text-underline-style="none" officeooo:rsid="00046af3" officeooo:paragraph-rsid="00046af3"/>
    </style:style>
    <style:style style:name="P9" style:family="paragraph" style:parent-style-name="Standard">
      <style:text-properties style:text-underline-style="none" officeooo:rsid="00046af3" officeooo:paragraph-rsid="001e2e74"/>
    </style:style>
    <style:style style:name="P10" style:family="paragraph" style:parent-style-name="Standard">
      <style:text-properties style:text-underline-style="none" officeooo:rsid="001fb528" officeooo:paragraph-rsid="001fb528"/>
    </style:style>
    <style:style style:name="P11" style:family="paragraph" style:parent-style-name="Standard">
      <style:text-properties officeooo:rsid="0007be4d" officeooo:paragraph-rsid="0007be4d"/>
    </style:style>
    <style:style style:name="P12" style:family="paragraph" style:parent-style-name="Standard">
      <style:text-properties officeooo:rsid="00097284" officeooo:paragraph-rsid="00097284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7be4d" officeooo:paragraph-rsid="000d7b2b" style:font-style-asian="italic" style:font-style-complex="italic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16d689" officeooo:paragraph-rsid="0016d689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rsid="002bf772" officeooo:paragraph-rsid="002bf772"/>
    </style:style>
    <style:style style:name="P16" style:family="paragraph" style:parent-style-name="Standard">
      <style:text-properties fo:font-size="10pt" fo:font-style="italic" style:text-underline-style="none" fo:font-weight="normal" officeooo:rsid="0018c82a" officeooo:paragraph-rsid="001fb528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48fa44" officeooo:paragraph-rsid="0048fa4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officeooo:rsid="005912fa" officeooo:paragraph-rsid="005912fa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7be4d" officeooo:paragraph-rsid="001e2e74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c79e0" officeooo:paragraph-rsid="001e2e74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6a1cb" officeooo:paragraph-rsid="001e2e74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f4ebf" officeooo:paragraph-rsid="001e2e74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c79e0" officeooo:paragraph-rsid="001e2e74" style:font-style-asian="italic" style:font-style-complex="itali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7be4d" officeooo:paragraph-rsid="001e2e74" style:font-style-asian="italic" style:font-style-complex="italic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tyle="italic" style:text-underline-style="none" officeooo:rsid="0007be4d" officeooo:paragraph-rsid="001e2e74" style:font-style-asian="italic" style:font-style-complex="italic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12d72" officeooo:paragraph-rsid="001e2e74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537c7" officeooo:paragraph-rsid="001e2e74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07be4d" officeooo:paragraph-rsid="001e2e74" style:font-weight-asian="bold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7be4d" officeooo:paragraph-rsid="001e2e74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c79e0" officeooo:paragraph-rsid="001e2e74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d6710" officeooo:paragraph-rsid="001e2e74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6a1cb" officeooo:paragraph-rsid="001e2e74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f4ebf" officeooo:paragraph-rsid="001e2e74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none" fo:font-weight="normal" officeooo:rsid="0018c82a" officeooo:paragraph-rsid="004fff5c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none" fo:font-weight="normal" officeooo:rsid="0018c82a" officeooo:paragraph-rsid="001e2e74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none" fo:font-weight="normal" officeooo:rsid="004ae537" officeooo:paragraph-rsid="001e2e74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1pt" fo:font-style="normal" style:text-underline-style="solid" style:text-underline-width="auto" style:text-underline-color="font-color" fo:font-weight="bold" officeooo:rsid="0017e689" officeooo:paragraph-rsid="0018e443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1pt" fo:font-style="normal" style:text-underline-style="none" fo:font-weight="normal" officeooo:rsid="0017e689" officeooo:paragraph-rsid="0018e443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d72e1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b35d9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e57e2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none" fo:font-weight="normal" officeooo:rsid="004ae537" officeooo:paragraph-rsid="004fff5c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solid" style:text-underline-width="auto" style:text-underline-color="font-color" fo:font-weight="bold" officeooo:rsid="00394c1d" officeooo:paragraph-rsid="004fff5c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officeooo:rsid="003951ff" officeooo:paragraph-rsid="00394c1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0pt" fo:font-style="normal" style:text-underline-style="none" fo:font-weight="normal" officeooo:rsid="0018c82a" officeooo:paragraph-rsid="0018e44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text-properties fo:font-size="11pt" officeooo:rsid="001b180b" officeooo:paragraph-rsid="001b180b" style:font-size-asian="11pt" style:font-size-complex="11pt"/>
    </style:style>
    <style:style style:name="P48" style:family="paragraph" style:parent-style-name="Table_20_Contents">
      <style:text-properties fo:font-size="11pt" officeooo:rsid="001c0427" officeooo:paragraph-rsid="001c0427" style:font-size-asian="11pt" style:font-size-complex="11pt"/>
    </style:style>
    <style:style style:name="P49" style:family="paragraph" style:parent-style-name="Standard" style:list-style-name="L1">
      <style:text-properties fo:font-size="12pt" fo:font-style="normal" style:text-underline-style="none" fo:font-weight="bold" officeooo:rsid="004190ee" officeooo:paragraph-rsid="004190ee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1">
      <style:text-properties fo:font-size="12pt" fo:font-style="normal" style:text-underline-style="none" fo:font-weight="bold" officeooo:rsid="002a1334" officeooo:paragraph-rsid="002a1334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1">
      <style:text-properties fo:font-size="12pt" fo:font-style="normal" style:text-underline-style="none" fo:font-weight="bold" officeooo:rsid="0031e755" officeooo:paragraph-rsid="0059238b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1">
      <style:text-properties fo:font-size="12pt" fo:font-style="normal" style:text-underline-style="none" fo:font-weight="bold" officeooo:rsid="004248c2" officeooo:paragraph-rsid="006232a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1">
      <style:text-properties fo:font-size="12pt" fo:font-style="normal" style:text-underline-style="none" fo:font-weight="bold" officeooo:rsid="0048fa44" officeooo:paragraph-rsid="0048fa44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1">
      <style:text-properties fo:font-size="12pt" fo:font-style="normal" style:text-underline-style="none" fo:font-weight="bold" officeooo:rsid="00539805" officeooo:paragraph-rsid="00539805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1">
      <style:text-properties fo:font-size="12pt" fo:font-style="normal" style:text-underline-style="none" fo:font-weight="bold" officeooo:rsid="0056f26e" officeooo:paragraph-rsid="0056f26e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1">
      <style:text-properties fo:font-size="12pt" fo:font-style="normal" style:text-underline-style="none" fo:font-weight="normal" officeooo:rsid="00338b46" officeooo:paragraph-rsid="005c129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">
      <style:text-properties fo:font-size="12pt" fo:font-style="normal" style:text-underline-style="none" fo:font-weight="normal" officeooo:rsid="0036bfef" officeooo:paragraph-rsid="0036bfe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">
      <style:text-properties fo:font-size="12pt" fo:font-style="normal" style:text-underline-style="none" fo:font-weight="normal" officeooo:rsid="00436711" officeooo:paragraph-rsid="0043671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">
      <style:text-properties fo:font-size="12pt" fo:font-style="normal" style:text-underline-style="none" fo:font-weight="normal" officeooo:rsid="004642dd" officeooo:paragraph-rsid="004642d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">
      <style:text-properties fo:font-size="12pt" fo:font-style="normal" style:text-underline-style="none" fo:font-weight="normal" officeooo:rsid="00539805" officeooo:paragraph-rsid="0053980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5bc542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6232a3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6232a3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6232a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style="italic" style:text-underline-style="none" officeooo:rsid="0007be4d" officeooo:paragraph-rsid="001e2e74" style:font-style-asian="italic" style:font-style-complex="italic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c79e0" officeooo:paragraph-rsid="001e2e74" style:font-style-asian="italic" style:font-style-complex="italic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6a1cb" officeooo:paragraph-rsid="001e2e7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023f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7be4d"/>
    </style:style>
    <style:style style:name="T5" style:family="text">
      <style:text-properties style:text-underline-style="none" officeooo:rsid="000d6710"/>
    </style:style>
    <style:style style:name="T6" style:family="text">
      <style:text-properties style:text-underline-style="none" officeooo:rsid="000f9052"/>
    </style:style>
    <style:style style:name="T7" style:family="text">
      <style:text-properties style:text-underline-style="none" officeooo:rsid="00112d72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8c82a" style:font-weight-asian="normal" style:font-weight-complex="normal"/>
    </style:style>
    <style:style style:name="T10" style:family="text">
      <style:text-properties style:text-underline-style="none" fo:font-weight="normal" officeooo:rsid="0018e443" style:font-weight-asian="normal" style:font-weight-complex="normal"/>
    </style:style>
    <style:style style:name="T11" style:family="text">
      <style:text-properties style:text-underline-style="none" fo:font-weight="normal" officeooo:rsid="001a6387" style:font-weight-asian="normal" style:font-weight-complex="normal"/>
    </style:style>
    <style:style style:name="T12" style:family="text">
      <style:text-properties style:text-underline-style="none" fo:font-weight="normal" officeooo:rsid="001beda9" style:font-weight-asian="normal" style:font-weight-complex="normal"/>
    </style:style>
    <style:style style:name="T13" style:family="text">
      <style:text-properties style:text-underline-style="none" fo:font-weight="normal" officeooo:rsid="001cb022" style:font-weight-asian="normal" style:font-weight-complex="normal"/>
    </style:style>
    <style:style style:name="T14" style:family="text">
      <style:text-properties style:text-underline-style="none" fo:font-weight="normal" officeooo:rsid="002694ce" style:font-weight-asian="normal" style:font-weight-complex="normal"/>
    </style:style>
    <style:style style:name="T15" style:family="text">
      <style:text-properties style:text-underline-style="none" fo:font-weight="normal" officeooo:rsid="0026cc10" style:font-weight-asian="normal" style:font-weight-complex="normal"/>
    </style:style>
    <style:style style:name="T16" style:family="text">
      <style:text-properties style:text-underline-style="none" fo:font-weight="normal" officeooo:rsid="003951ff" style:font-weight-asian="normal" style:font-weight-complex="normal"/>
    </style:style>
    <style:style style:name="T17" style:family="text">
      <style:text-properties style:text-underline-style="none" fo:font-weight="normal" officeooo:rsid="003bac7d" style:font-weight-asian="normal" style:font-weight-complex="normal"/>
    </style:style>
    <style:style style:name="T18" style:family="text">
      <style:text-properties style:text-underline-style="none" fo:font-weight="normal" officeooo:rsid="003d9091" style:font-weight-asian="normal" style:font-weight-complex="normal"/>
    </style:style>
    <style:style style:name="T19" style:family="text">
      <style:text-properties style:text-underline-style="none" fo:font-weight="normal" officeooo:rsid="003dfec3" style:font-weight-asian="normal" style:font-weight-complex="normal"/>
    </style:style>
    <style:style style:name="T20" style:family="text">
      <style:text-properties style:text-underline-style="none" fo:font-weight="normal" officeooo:rsid="004023ff" style:font-weight-asian="normal" style:font-weight-complex="normal"/>
    </style:style>
    <style:style style:name="T21" style:family="text">
      <style:text-properties style:text-underline-style="none" officeooo:rsid="001e2e74"/>
    </style:style>
    <style:style style:name="T22" style:family="text">
      <style:text-properties officeooo:rsid="0006a1cb"/>
    </style:style>
    <style:style style:name="T23" style:family="text">
      <style:text-properties officeooo:rsid="000a0285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officeooo:rsid="001361e6"/>
    </style:style>
    <style:style style:name="T27" style:family="text">
      <style:text-properties officeooo:rsid="001362c8"/>
    </style:style>
    <style:style style:name="T28" style:family="text">
      <style:text-properties officeooo:rsid="001425a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8c82a" style:font-weight-asian="normal" style:font-weight-complex="normal"/>
    </style:style>
    <style:style style:name="T31" style:family="text">
      <style:text-properties fo:font-weight="normal" officeooo:rsid="004cc4b8" style:font-weight-asian="normal" style:font-weight-complex="normal"/>
    </style:style>
    <style:style style:name="T32" style:family="text">
      <style:text-properties fo:font-weight="normal" officeooo:rsid="0051646e" style:font-weight-asian="normal" style:font-weight-complex="normal"/>
    </style:style>
    <style:style style:name="T33" style:family="text">
      <style:text-properties fo:font-weight="normal" officeooo:rsid="0051cfbf" style:font-weight-asian="normal" style:font-weight-complex="normal"/>
    </style:style>
    <style:style style:name="T34" style:family="text">
      <style:text-properties fo:font-weight="normal" officeooo:rsid="0052094d" style:font-weight-asian="normal" style:font-weight-complex="normal"/>
    </style:style>
    <style:style style:name="T35" style:family="text">
      <style:text-properties fo:font-weight="normal" officeooo:rsid="005370db" style:font-weight-asian="normal" style:font-weight-complex="normal"/>
    </style:style>
    <style:style style:name="T36" style:family="text">
      <style:text-properties fo:font-weight="normal" officeooo:rsid="00539805" style:font-weight-asian="normal" style:font-weight-complex="normal"/>
    </style:style>
    <style:style style:name="T37" style:family="text">
      <style:text-properties fo:font-weight="normal" officeooo:rsid="00550164" style:font-weight-asian="normal" style:font-weight-complex="normal"/>
    </style:style>
    <style:style style:name="T38" style:family="text">
      <style:text-properties fo:font-weight="normal" officeooo:rsid="0056f26e" style:font-weight-asian="normal" style:font-weight-complex="normal"/>
    </style:style>
    <style:style style:name="T39" style:family="text">
      <style:text-properties fo:font-weight="normal" officeooo:rsid="0059238b" style:font-weight-asian="normal" style:font-weight-complex="normal"/>
    </style:style>
    <style:style style:name="T40" style:family="text">
      <style:text-properties fo:font-weight="normal" officeooo:rsid="0059eeef" style:font-weight-asian="normal" style:font-weight-complex="normal"/>
    </style:style>
    <style:style style:name="T41" style:family="text">
      <style:text-properties officeooo:rsid="0018c82a"/>
    </style:style>
    <style:style style:name="T42" style:family="text">
      <style:text-properties officeooo:rsid="001beda9"/>
    </style:style>
    <style:style style:name="T43" style:family="text">
      <style:text-properties officeooo:rsid="001c0427"/>
    </style:style>
    <style:style style:name="T44" style:family="text">
      <style:text-properties officeooo:rsid="0023a8bc"/>
    </style:style>
    <style:style style:name="T45" style:family="text">
      <style:text-properties officeooo:rsid="002c375c"/>
    </style:style>
    <style:style style:name="T46" style:family="text">
      <style:text-properties officeooo:rsid="002e2a33"/>
    </style:style>
    <style:style style:name="T47" style:family="text">
      <style:text-properties officeooo:rsid="00318628"/>
    </style:style>
    <style:style style:name="T48" style:family="text">
      <style:text-properties officeooo:rsid="004023ff"/>
    </style:style>
    <style:style style:name="T49" style:family="text">
      <style:text-properties fo:color="#996600" fo:font-weight="normal" officeooo:rsid="0059238b" style:font-weight-asian="normal" style:font-weight-complex="normal"/>
    </style:style>
    <style:style style:name="T50" style:family="text">
      <style:text-properties fo:color="#996600" fo:font-weight="normal" officeooo:rsid="0059eeef" style:font-weight-asian="normal" style:font-weight-complex="normal"/>
    </style:style>
    <style:style style:name="T51" style:family="text">
      <style:text-properties officeooo:rsid="005c4512"/>
    </style:style>
    <style:style style:name="T52" style:family="text">
      <style:text-properties officeooo:rsid="005dc346"/>
    </style:style>
    <style:style style:name="T53" style:family="text">
      <style:text-properties officeooo:rsid="005f570c"/>
    </style:style>
    <style:style style:name="T54" style:family="text">
      <style:text-properties officeooo:rsid="005fa1ac"/>
    </style:style>
    <style:style style:name="T55" style:family="text">
      <style:text-properties fo:color="#007826" officeooo:rsid="005fa1ac"/>
    </style:style>
    <style:style style:name="T56" style:family="text">
      <style:text-properties fo:color="#007826" officeooo:rsid="005dc346"/>
    </style:style>
    <style:style style:name="T57" style:family="text">
      <style:text-properties fo:color="#007826" officeooo:rsid="005f570c"/>
    </style:style>
    <style:style style:name="T58" style:family="text">
      <style:text-properties officeooo:rsid="006194e5"/>
    </style:style>
    <style:style style:name="T59" style:family="text">
      <style:text-properties officeooo:rsid="00269fa6"/>
    </style:style>
    <style:style style:name="T60" style:family="text">
      <style:text-properties officeooo:rsid="00289682"/>
    </style:style>
    <style:style style:name="T61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is, le 7 Juin 2016</text:p>
      <text:p text:style-name="P1">HERAIZ-BEKKIS Daphné</text:p>
      <text:p text:style-name="P1"/>
      <text:p text:style-name="P2">Manuel 1 de stage :</text:p>
      <text:p text:style-name="P1"><text:span text:style-name="T1">Sujet de stage :</text:span> Identités Nommées</text:p>
      <text:p text:style-name="P1"><text:span text:style-name="T1">Objet du manuel :</text:span> Cahier des Charges</text:p>
      <text:p text:style-name="P11"><text:span text:style-name="T1">Langue </text:span>: Français</text:p>
      <text:p text:style-name="P12"><text:span text:style-name="T2">Type application : </text:span>Logiciel <text:span text:style-name="T23">Bureautique Téléchargeable =&gt; + IHM (avec exécutable)</text:span></text:p>
      <text:p text:style-name="P1"/>
      <text:p text:style-name="P15"><text:span text:style-name="T1">Langage de programmation choisi :</text:span> python <text:span text:style-name="T48">(.py)</text:span></text:p>
      <text:p text:style-name="P15"><text:tab/>→ choix personnel</text:p>
      <text:p text:style-name="P15"><text:tab/>→ multiples librairies existantes pour l'apprentissage machine, le traitement d'images, <text:span text:style-name="T46">le <text:tab/><text:tab/>web ...</text:span></text:p>
      <text:p text:style-name="P15"><text:tab/>→<text:span text:style-name="T45"> langage adaptable aux différents systèmes d'exploitation</text:span></text:p>
      <text:p text:style-name="P15"><text:tab/>→<text:span text:style-name="T45"> de plus en plus utilisé dans l'industrie infomatique et de l'IA</text:span></text:p>
      <text:p text:style-name="P15"><text:tab/>→<text:span text:style-name="T45"> documentation facilement générable à partir de commentaires</text:span></text:p>
      <text:p text:style-name="P15"><text:tab/>→<text:span text:style-name="T47"> arborescence de fichier dans le programme personalisable</text:span></text:p>
      <text:p text:style-name="P18">python 2.7(.11)</text:p>
      <text:p text:style-name="P18"><text:s/>→ ! bcp de librairies utilisées changent complètement entre python 2 et python 3</text:p>
      <text:p text:style-name="P18"><text:s/>→ ! prog pour python 2.6+</text:p>
      <text:p text:style-name="P15"/>
      <text:p text:style-name="P3">Input :</text:p>
      <text:p text:style-name="P8">Fichier PDF représentant pour chacun une ou plusieurs facture<text:span text:style-name="T22">s</text:span></text:p>
      <text:p text:style-name="P8"/>
      <text:p text:style-name="P3">Output :</text:p>
      <text:p text:style-name="P8">Fichier Excel (= Classeur)</text:p>
      <text:p text:style-name="P10">un fichier par facture ?</text:p>
      <text:p text:style-name="P16"/>
      <text:p text:style-name="P34"/>
      <text:p text:style-name="P44"><text:span text:style-name="T41">I</text:span>HM :</text:p>
      <text:p text:style-name="P40"><text:span text:style-name="T19">Ouverture (Ctrl+O) ou </text:span><text:span text:style-name="T8">DragAndDrop du fichier facture dans le logiciel</text:span></text:p>
      <text:p text:style-name="P41"><text:span text:style-name="T8">Ouverture </text:span><text:span text:style-name="T17">automatique (ou </text:span><text:span text:style-name="T18">avec autorisation</text:span><text:span text:style-name="T17">) </text:span><text:span text:style-name="T8">du retour dans </text:span><text:span text:style-name="T19">E</text:span><text:span text:style-name="T8">xcel</text:span></text:p>
      <text:p text:style-name="P42"><text:span text:style-name="T8">Paramètres modifiable</text:span><text:span text:style-name="T20">s pour l'</text:span><text:span text:style-name="T8"> utilisateur</text:span></text:p>
      <text:p text:style-name="P43">Ouverture possible depuis n'importe quel dossier</text:p>
      <text:p text:style-name="P43">Sauvegarde possible dans n'importe quel dossier</text:p>
      <text:p text:style-name="P43"/>
      <text:p text:style-name="P10"/>
      <text:p text:style-name="P13"/>
      <text:p text:style-name="P14">Données à récupérer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Info sur l'expéditeur de la facture</text:p>
          </table:table-cell>
          <table:table-cell table:style-name="Tableau1.B1" office:value-type="string">
            <text:p text:style-name="P37"><text:span text:style-name="T8">Nom, type (SARL…)</text:span><text:span text:style-name="T15">+</text:span><text:span text:style-name="T8">capital de l'entreprise, RCS </text:span><text:span text:style-name="T14">(ville et numero)</text:span><text:span text:style-name="T8">, Adresse </text:span><text:span text:style-name="T11">envoyeur, </text:span><text:span text:style-name="T13">Tel+Fax,</text:span><text:span text:style-name="T8"> Num TVA </text:span><text:span text:style-name="T9">(FR)</text:span></text:p>
          </table:table-cell>
        </table:table-row>
        <table:table-row>
          <table:table-cell table:style-name="Tableau1.A2" office:value-type="string">
            <text:p text:style-name="P37"><text:span text:style-name="T8">Info sur </text:span><text:span text:style-name="T10">le destinataire</text:span><text:span text:style-name="T8"> de la facture</text:span></text:p>
          </table:table-cell>
          <table:table-cell table:style-name="Tableau1.B2" office:value-type="string">
            <text:p text:style-name="P37"><text:span text:style-name="T8">Nom, type (SARL…),</text:span><text:span text:style-name="T11">à l'attention de</text:span><text:span text:style-name="T8">?, Adresse </text:span><text:span text:style-name="T11">receveur</text:span><text:span text:style-name="T8">,</text:span><text:span text:style-name="T13">Tel+Fax,</text:span><text:span text:style-name="T8"> Num TVA </text:span><text:span text:style-name="T9">(FR)</text:span></text:p>
          </table:table-cell>
        </table:table-row>
        <table:table-row>
          <table:table-cell table:style-name="Tableau1.A2" office:value-type="string">
            <text:p text:style-name="P47">Facture</text:p>
          </table:table-cell>
          <table:table-cell table:style-name="Tableau1.B2" office:value-type="string">
            <text:p text:style-name="P47">T<text:span text:style-name="T42">itre ?,</text:span>Numero, date</text:p>
          </table:table-cell>
        </table:table-row>
        <table:table-row>
          <table:table-cell table:style-name="Tableau1.A2" office:value-type="string">
            <text:p text:style-name="P48">Infos factures simplifiées</text:p>
          </table:table-cell>
          <table:table-cell table:style-name="Tableau1.B2" office:value-type="string">
            <text:p text:style-name="P48">Bloc de texte prestations, montant total HT, taux TVA, mont total TVA, montant total autres taxes, montant total TTC, <text:span text:style-name="T58">moyen de paiement ?</text:span></text:p>
          </table:table-cell>
        </table:table-row>
        <table:table-row>
          <table:table-cell table:style-name="Tableau1.A2" office:value-type="string">
            <text:p text:style-name="P47">Infos f<text:span text:style-name="T43">actures (groupement de toutes les prestations)</text:span></text:p>
          </table:table-cell>
          <table:table-cell table:style-name="Tableau1.B2" office:value-type="string">
            <text:p text:style-name="P47">montant HT, taux TVA, montant TVA, autres taxes, montant TTC<text:span text:style-name="T42">(total), moyen de paiement ?</text:span></text:p>
          </table:table-cell>
        </table:table-row>
        <table:table-row>
          <table:table-cell table:style-name="Tableau1.A2" office:value-type="string">
            <text:p text:style-name="P47">Infos <text:span text:style-name="T43">pour une prestation</text:span></text:p>
          </table:table-cell>
          <table:table-cell table:style-name="Tableau1.B2" office:value-type="string">
            <text:p text:style-name="P47">Nature prestation,montant HT, taux TVA, montant <text:soft-page-break/>TVA, autres taxes, montant TTC<text:span text:style-name="T42">(total prestation)</text:span></text:p>
          </table:table-cell>
        </table:table-row>
      </table:table>
      <text:p text:style-name="P14"/>
      <text:p text:style-name="P46"/>
      <text:p text:style-name="P9"/>
      <text:p text:style-name="P4">Deroulement :</text:p>
      <text:p text:style-name="P6">Phase <text:span text:style-name="T28">Classement Manuel</text:span></text:p>
      <text:p text:style-name="P27">Entr<text:span text:style-name="T44">er</text:span> fichier de facture par fichier des données attendues que l'algorithme doit retrouver</text:p>
      <text:p text:style-name="P28"/>
      <text:p text:style-name="P6">Phase Utilisateur</text:p>
      <text:p text:style-name="P19">A voir :</text:p>
      <text:p text:style-name="P29">PDF → <text:span text:style-name="T51">TXT</text:span>?</text:p>
      <text:p text:style-name="P30">OCR</text:p>
      <text:p text:style-name="P29">Retour d'une OCR ? <text:span text:style-name="T55">Txt /html/xml v</text:span></text:p>
      <text:p text:style-name="P30">Séparation des factures ?</text:p>
      <text:p text:style-name="P20"/>
      <text:p text:style-name="P20"><text:span text:style-name="T3">Lecture et classement des données </text:span><text:span text:style-name="T7">(*)</text:span></text:p>
      <text:p text:style-name="P31"/>
      <text:p text:style-name="P21"><text:span text:style-name="T5">Ecriture </text:span><text:span text:style-name="T3">Sortie → Fichier CSV </text:span><text:span text:style-name="T4">( </text:span><text:span text:style-name="T21">fichier texte avec </text:span><text:span text:style-name="T4">séparation ;)</text:span></text:p>
      <text:p text:style-name="P32">CSV lisible partout et réadaptable par excel pour une lecture classeur</text:p>
      <text:p text:style-name="P32">Conversion nécessaire en Excel ? <text:s/><text:span text:style-name="T56">v</text:span></text:p>
      <text:p text:style-name="P33"/>
      <text:p text:style-name="P22"><text:span text:style-name="T24">Ajout :</text:span><text:span text:style-name="T25"> P</text:span><text:span text:style-name="T3">ossibilité pour l'utilisateur de préciser la présence d'une erreur ce qui permettra au systè</text:span><text:span text:style-name="T6">me d'ajouter un entraînement supplémentaire</text:span></text:p>
      <text:p text:style-name="P32"/>
      <text:p text:style-name="P23">Cote <text:span text:style-name="T27">prog</text:span>:</text:p>
      <text:p text:style-name="P25">Installation d'OpenCV pour une OCR python ? <text:span text:style-name="T57">x</text:span></text:p>
      <text:p text:style-name="P24"/>
      <text:p text:style-name="P6">Phase Apprentissage</text:p>
      <text:p text:style-name="P19">A voir :</text:p>
      <text:p text:style-name="P26">(*)</text:p>
      <text:p text:style-name="P26">Apprentissage et entraînement sur chaque données apprises et vérification avec les données classées correspondantes entrées manuellement</text:p>
      <text:p text:style-name="P32"/>
      <text:p text:style-name="P23">Cote p<text:span text:style-name="T26">rog</text:span> :</text:p>
      <text:p text:style-name="P25">Scikit-learn pour le machine learning ?</text:p>
      <text:p text:style-name="P35">Threads ?</text:p>
      <text:p text:style-name="P36"/>
      <text:p text:style-name="P45"/>
      <text:p text:style-name="P5">Etape stage</text:p>
      <text:list xml:id="list7996680886970571234" text:style-name="L1">
        <text:list-item>
          <text:p text:style-name="P49"><text:span text:style-name="T30">T</text:span><text:span text:style-name="T29">out au long étude des divers algorithmes existants </text:span><text:span text:style-name="T32">(coursera)</text:span></text:p>
        </text:list-item>
        <text:list-item>
          <text:p text:style-name="P50"><text:span text:style-name="T30">C</text:span><text:span text:style-name="T29">réation fichier Excel en python </text:span><text:span text:style-name="T33">+ lecture pour classification future (Excel ↔ CSV)</text:span></text:p>
          <text:p text:style-name="P61"><text:span text:style-name="T33">o</text:span><text:span text:style-name="T29">pnpyxl lib for 2010+ ; xlrd&amp;xlwt lib for 2010-</text:span></text:p>
        </text:list-item>
        <text:list-item>
          <text:p text:style-name="P51"><text:span text:style-name="T29">Lecture et retour OCR à partir de PDF (si nécessaire PDF </text:span><text:span text:style-name="T34">↔</text:span><text:span text:style-name="T29"> PNG) </text:span></text:p>
          <text:p text:style-name="P51"><text:span text:style-name="T49">PDF to TXT/HTML/XML (txt used) with pdfminer </text:span><text:span text:style-name="T50">lib</text:span></text:p>
        </text:list-item>
        <text:list-item>
          <text:p text:style-name="P62">Détermination d'une structure de facture<text:span text:style-name="T59"> </text:span></text:p>
        </text:list-item>
        <text:list-item>
          <text:p text:style-name="P63">Classification par regexp</text:p>
        </text:list-item>
        <text:list-item>
          <text:p text:style-name="P64">Classement manuel des factures dans la base </text:p>
        </text:list-item>
        <text:list-item>
          <text:p text:style-name="P52"><text:span text:style-name="T29">Création IHM </text:span><text:span text:style-name="T31">(+initiation au drag&amp;drop)</text:span></text:p>
        </text:list-item>
        <text:list-item>
          <text:p text:style-name="P57">Codage de l'algorithme (tests et comparaisons de multiples algo – à expliciter)</text:p>
        </text:list-item>
        <text:list-item>
          <text:p text:style-name="P58">Apprentissage avec la basse de données (validation croisée ?)</text:p>
        </text:list-item>
        <text:list-item>
          <text:p text:style-name="P59">Binding du tout</text:p>
        </text:list-item>
        <text:list-item>
          <text:p text:style-name="P60">Ecriture de la documentation</text:p>
        </text:list-item>
        <text:list-item>
          <text:p text:style-name="P53"><text:soft-page-break/><text:span text:style-name="T29">Création de l'exécutable </text:span><text:span text:style-name="T35">+ installation automatique de toutes les librairies nécessaires </text:span><text:span text:style-name="T36">au bon fonctionnement de l'appli</text:span></text:p>
        </text:list-item>
        <text:list-item>
          <text:p text:style-name="P60">Gestion de toutes les erreurs possibles</text:p>
        </text:list-item>
        <text:list-item>
          <text:p text:style-name="P54"><text:span text:style-name="T29">Test</text:span><text:span text:style-name="T38">s</text:span><text:span text:style-name="T29"> de validation de toutes les options </text:span><text:span text:style-name="T37">et paramètres possibles</text:span></text:p>
        </text:list-item>
        <text:list-item>
          <text:p text:style-name="P55"><text:span text:style-name="T37">T</text:span><text:span text:style-name="T29">ests par un tiers</text:span></text:p>
        </text:list-item>
      </text:list>
      <text:p text:style-name="P17"/>
      <text:p text:style-name="P17"/>
      <text:p text:style-name="P7">Plus ?</text:p>
      <text:p text:style-name="P39"><text:span text:style-name="T8">Utilisateur-</text:span><text:span text:style-name="T9">E</text:span><text:span text:style-name="T8">xpéditeur connu par le logiciel pour comparaison avec l'expéditeur et le destinataire de la facture pour déterminer s'il s'agit </text:span><text:span text:style-name="T16">d'un achat ou d'une v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04:00.063000000</meta:creation-date>
    <meta:generator>LibreOffice/5.0.3.2$Linux_X86_64 LibreOffice_project/00m0$Build-2</meta:generator>
    <dc:date>2016-06-14T17:15:26.963666893</dc:date>
    <meta:editing-duration>PT9H56M53S</meta:editing-duration>
    <meta:editing-cycles>100</meta:editing-cycles>
    <dc:creator>innopolis </dc:creator>
    <meta:document-statistic meta:table-count="1" meta:image-count="0" meta:object-count="0" meta:page-count="3" meta:paragraph-count="84" meta:word-count="601" meta:character-count="3842" meta:non-whitespace-character-count="3325"/>
  </office:meta>
</office:document-meta>
</file>